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meta.xml" manifest:media-type="text/xml"/>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ing_20_2">
      <style:text-properties officeooo:paragraph-rsid="00042b4e"/>
    </style:style>
    <style:style style:name="P2" style:family="paragraph" style:parent-style-name="Heading_20_2">
      <style:text-properties officeooo:paragraph-rsid="0004f6d6"/>
    </style:style>
    <style:style style:name="P3" style:family="paragraph" style:parent-style-name="Heading_20_2">
      <style:text-properties officeooo:rsid="0007a461" officeooo:paragraph-rsid="0007a461"/>
    </style:style>
    <style:style style:name="P4" style:family="paragraph" style:parent-style-name="Text_20_body" style:list-style-name="L1">
      <style:text-properties officeooo:rsid="00023a57" officeooo:paragraph-rsid="00023a57"/>
    </style:style>
    <style:style style:name="P5" style:family="paragraph" style:parent-style-name="Text_20_body">
      <style:text-properties officeooo:rsid="00042b4e" officeooo:paragraph-rsid="00042b4e"/>
    </style:style>
    <style:style style:name="P6" style:family="paragraph" style:parent-style-name="Text_20_body">
      <style:text-properties officeooo:paragraph-rsid="0006f6c9"/>
    </style:style>
    <style:style style:name="P7" style:family="paragraph" style:parent-style-name="Text_20_body" style:list-style-name="L3">
      <style:text-properties officeooo:paragraph-rsid="0006f6c9"/>
    </style:style>
    <style:style style:name="P8" style:family="paragraph" style:parent-style-name="Text_20_body" style:list-style-name="L3">
      <style:text-properties officeooo:rsid="0007a461" officeooo:paragraph-rsid="0007a461"/>
    </style:style>
    <style:style style:name="P9" style:family="paragraph" style:parent-style-name="Text_20_body">
      <style:text-properties officeooo:paragraph-rsid="0009e152"/>
    </style:style>
    <style:style style:name="P10" style:family="paragraph" style:parent-style-name="Text_20_body" style:list-style-name="L1">
      <style:text-properties officeooo:rsid="000d23e1" officeooo:paragraph-rsid="000d23e1"/>
    </style:style>
    <style:style style:name="P11" style:family="paragraph" style:parent-style-name="Text_20_body" style:list-style-name="L1">
      <style:text-properties officeooo:rsid="000da6e9" officeooo:paragraph-rsid="000da6e9"/>
    </style:style>
    <style:style style:name="P12" style:family="paragraph" style:parent-style-name="Text_20_body" style:list-style-name="L3">
      <style:text-properties officeooo:rsid="000dca7f" officeooo:paragraph-rsid="000dca7f"/>
    </style:style>
    <style:style style:name="P13" style:family="paragraph" style:parent-style-name="Text_20_body">
      <style:text-properties officeooo:rsid="000df095" officeooo:paragraph-rsid="000df095"/>
    </style:style>
    <style:style style:name="P14" style:family="paragraph" style:parent-style-name="Text_20_body">
      <style:text-properties officeooo:rsid="000ef388" officeooo:paragraph-rsid="000ef388"/>
    </style:style>
    <style:style style:name="P15" style:family="paragraph" style:parent-style-name="Text_20_body">
      <style:text-properties officeooo:rsid="001144da" officeooo:paragraph-rsid="001144da"/>
    </style:style>
    <style:style style:name="P16" style:family="paragraph" style:parent-style-name="Text_20_body">
      <style:text-properties officeooo:paragraph-rsid="001144da"/>
    </style:style>
    <style:style style:name="P17" style:family="paragraph" style:parent-style-name="Title">
      <style:text-properties officeooo:rsid="00023a57" officeooo:paragraph-rsid="00023a57"/>
    </style:style>
    <style:style style:name="T1" style:family="text">
      <style:text-properties officeooo:rsid="00042b4e"/>
    </style:style>
    <style:style style:name="T2" style:family="text">
      <style:text-properties officeooo:rsid="0004f6d6"/>
    </style:style>
    <style:style style:name="T3" style:family="text">
      <style:text-properties style:font-name="Liberation Sans" fo:font-size="16.1000003814697pt" fo:font-weight="bold" officeooo:rsid="00042b4e" style:font-name-asian="WenQuanYi Zen Hei Sharp" style:font-size-asian="16.1000003814697pt" style:font-weight-asian="bold" style:font-name-complex="Lohit Devanagari" style:font-size-complex="16.1000003814697pt" style:font-weight-complex="bold"/>
    </style:style>
    <style:style style:name="T4" style:family="text">
      <style:text-properties style:font-name="Liberation Sans" fo:font-size="16.1000003814697pt" fo:font-weight="bold" officeooo:rsid="0004f6d6" style:font-name-asian="WenQuanYi Zen Hei Sharp" style:font-size-asian="16.1000003814697pt" style:font-weight-asian="bold" style:font-name-complex="Lohit Devanagari" style:font-size-complex="16.1000003814697pt" style:font-weight-complex="bold"/>
    </style:style>
    <style:style style:name="T5" style:family="text">
      <style:text-properties style:font-name="Liberation Sans" fo:font-size="16.1000003814697pt" fo:font-weight="bold" officeooo:rsid="000df095" style:font-name-asian="WenQuanYi Zen Hei Sharp" style:font-size-asian="16.1000003814697pt" style:font-weight-asian="bold" style:font-name-complex="Lohit Devanagari" style:font-size-complex="16.1000003814697pt" style:font-weight-complex="bold"/>
    </style:style>
    <style:style style:name="T6" style:family="text">
      <style:text-properties officeooo:rsid="0006f6c9"/>
    </style:style>
    <style:style style:name="T7" style:family="text">
      <style:text-properties officeooo:rsid="0008f2fd"/>
    </style:style>
    <style:style style:name="T8" style:family="text">
      <style:text-properties officeooo:rsid="0009e152"/>
    </style:style>
    <style:style style:name="T9" style:family="text">
      <style:text-properties officeooo:rsid="0009e152" fo:background-color="#ffff00" loext:char-shading-value="0"/>
    </style:style>
    <style:style style:name="T10" style:family="text">
      <style:text-properties fo:background-color="#ffff00" loext:char-shading-value="0"/>
    </style:style>
    <style:style style:name="T11" style:family="text">
      <style:text-properties officeooo:rsid="000d23e1"/>
    </style:style>
    <style:style style:name="T12" style:family="text">
      <style:text-properties officeooo:rsid="000daf8e"/>
    </style:style>
    <style:style style:name="T13" style:family="text">
      <style:text-properties officeooo:rsid="0010e1aa"/>
    </style:style>
    <style:style style:name="T14" style:family="text">
      <style:text-properties officeooo:rsid="001144da"/>
    </style:style>
    <style:style style:name="T15" style:family="text">
      <style:text-properties officeooo:rsid="0011efe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MFM Datasets Lessons Learned</text:p>
      <text:p text:style-name="Standard">These are some of the lessons I learned while working on the MFM Datasets project.</text:p>
      <text:h text:style-name="P1" text:outline-level="2"><text:span text:style-name="T1">Data is King</text:span></text:h>
      <text:p text:style-name="P5">Machine and Deep Learning algorithms are only as good as the data they are provided, and poor data will invariably cause improper conclusions. In our case, <text:span text:style-name="T2">I feel we did a pretty good job of cleaning our variables and performing Extended Data Analysis on most of the fields. However, when the algorithms predicted that Inoxy_incrdose and Intratocolytix were top predictors, it took a long time for us to realize that these were very Site-dependent. I personally could have spent more time understanding the data fields and how their inter-relationships. Crosstab queries can be very helpful for this.</text:span></text:p>
      <text:p text:style-name="P14">Similarly, cleaning the data is very important, but must be done somewhat carefully. Some of the ML algorithms (such as SVM, <text:span text:style-name="T10">citation</text:span>) are sensitive to large differences in magnitude. So scaling of the data makes sense in this regard. We may have gone too far, however, in that we removed most of the continuous variables and recast them as Categorical / Ordinal. <text:span text:style-name="T13">There were two examples where in the case of the Gradient Boosting algorithm that Continuous variables appeared to outperform similar Ordinal versions: Age &amp; BMI. In later versions of our data, we ran GB with both a Continuous and Ordinal versions of these variables, and both of the Continuous ones were more likely to be represented in the “top predictor” lists. More controlled experiments would need to be run to determine if there is any validity to this trend. One possible confounding factor could be the way these Ordinal variables were defined – the “high_Age” variable, for example was segregated based on common obstetrical age ranges rather than fixed bins. I’m not sure if this could have an affect on the algorithm performance or not.</text:span></text:p>
      <text:h text:style-name="P3" text:outline-level="2">Missing/Unknown is difficult</text:h>
      <text:p text:style-name="P9"><text:span text:style-name="T7">There was a lot of Missing or Unknown fields in our dataset which we handled by imputing to the Median, which is considered one of the best available methods. However, imputing Estimated Bloodloss (EBL) to the median, produced a value of 350 ml, which is “Normal”. So while this did not affect us directly since we used it as a target, some of these women likely had high Bloodloss that wasn’t recorded as such. This likely confounded the algorithms since this subset were labeled as Negative when they should have been Positive.</text:span></text:p>
      <text:p text:style-name="P9"><text:span text:style-name="T7">By contrast, the Venkatesh paper simply threw out a the data where their sole target was missing, high Estimated Bloodloss. <text:s/>This method also poses it’s own set of issues, but doesn’t suffer from mislabeling.</text:span></text:p>
      <text:p text:style-name="P9"><text:span text:style-name="T8">Alternatively, we could try using ML &amp; DL methods to impute Missing data. There are examples of using both Autoencoders and simple Multi-layer Perceptrons to impute missing data. (</text:span><text:span text:style-name="T9">Citations needed).</text:span></text:p>
      <text:h text:style-name="P2" text:outline-level="2"><text:soft-page-break/><text:span text:style-name="T3">M</text:span><text:span text:style-name="T4">ore data isn’t always h</text:span><text:span text:style-name="T5">elpful</text:span></text:h>
      <text:p text:style-name="P6"><text:span text:style-name="T6">In general, ML and DL algorithms produce better predictions when they have more data to work with. We found a couple exceptions in our case, however.</text:span></text:p>
      <text:list xml:id="list729178716" text:style-name="L3">
        <text:list-item>
          <text:p text:style-name="P7"><text:span text:style-name="T6">Surprisingly, the Gradient Boosting algorithm usually performed somewhat better when using undersampling (1:1) as compared to class-based sample-weighting.</text:span></text:p>
        </text:list-item>
        <text:list-item>
          <text:p text:style-name="P12">Oversampling, specifically using the SMOTE algorithm, did not produce better predictions than class weighting. We did not try a combination of random under and oversampling, however, so that may produce better results.</text:p>
        </text:list-item>
        <text:list-item>
          <text:p text:style-name="P8">When creating the trans_loss target (see below) we combined Transfusion with Estimated Bloodloss (EBL) to get more positive cases. However, our <text:span text:style-name="T11">prediction </text:span>results were much worse that EBL alone.</text:p>
        </text:list-item>
      </text:list>
      <text:h text:style-name="Heading_20_2" text:outline-level="2">Choose target carefully</text:h>
      <text:p text:style-name="P13">The choice of the prediction target is as important as <text:span text:style-name="T13">data preparation. And clinical significance of a target variable, while a good starting point, should be revisited often. In our case, the transfus_yes variable, while very important clinically, doesn’t appear to work as a target variable in this dataset because of the institutional differences in when transfusion is chosen and possibly how the data is recorded. </text:span></text:p>
      <text:h text:style-name="Heading_20_3" text:outline-level="3">Multipart targets are tricky</text:h>
      <text:p text:style-name="P16"><text:span text:style-name="T14">Also, care must be taken when using multipart, or combined variables as the target. In our case, the “trans_loss” variable was defined as “transfus_yes” OR “Estimated Bloodloss &gt;= 1000ml”. In the same manner, “transfus_yes” itself was defined as “Postransfus” OR “Bloodproduct”. Combining these three variables in this way, while reasonable, does require a strong understanding of what the actual clinical practice is in defining them and how well they are coded by the institutions. I not sure we were provided enough data to make an informed decision in this case. The intrasite experiments seem to indicate a wide variation in when and how transfusion is performed.</text:span></text:p>
      <text:p text:style-name="P15">Complicating this target selection was the fact that all three of these variables had large numbers of Missing/Unknown values <text:span text:style-name="T15">(see above discussion). While this doesn’t eliminate these fields from consideration as a targets, care must be taken when evaluating them.</text:span></text:p>
      <text:p text:style-name="Text_20_body"/>
      <text:list xml:id="list4145886374" text:style-name="L1">
        <text:list-item>
          <text:p text:style-name="P11">Use multiple statistics when determining prediction performance <text:span text:style-name="T12">on</text:span> imbalanced data</text:p>
          <text:list>
            <text:list-item>
              <text:p text:style-name="P11">ROC and Accuracy can be very misleading</text:p>
            </text:list-item>
            <text:list-item>
              <text:p text:style-name="P11">PR_AUC, while better, can also have degenerative cases</text:p>
            </text:list-item>
          </text:list>
        </text:list-item>
        <text:list-item>
          <text:p text:style-name="P4">Combining sites can produce sub-group affects</text:p>
        </text:list-item>
        <text:list-item>
          <text:p text:style-name="P4">When tuning ML hyperparameters, start with defaults</text:p>
        </text:list-item>
        <text:list-item>
          <text:p text:style-name="P4"><text:soft-page-break/>Using Optuna (or other) can save effort if done correctly</text:p>
        </text:list-item>
        <text:list-item>
          <text:p text:style-name="P10">Be careful of stochastic variability (check terms)</text:p>
          <text:list>
            <text:list-item>
              <text:p text:style-name="P10">Cross validation can help</text:p>
            </text:list-item>
            <text:list-item>
              <text:p text:style-name="P10">Rerun with random seeds and average</text:p>
            </text:list-item>
          </text:list>
        </text:list-item>
        <text:list-item>
          <text:p text:style-name="P10"/>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21-12-14T17:11:14.657327370</meta:creation-date>
    <dc:date>2021-12-27T12:40:15.802795919</dc:date>
    <meta:editing-duration>PT20M2S</meta:editing-duration>
    <meta:editing-cycles>5</meta:editing-cycles>
    <meta:generator>LibreOffice/6.3.2.2$Linux_X86_64 LibreOffice_project/98b30e735bda24bc04ab42594c85f7fd8be07b9c</meta:generator>
    <meta:document-statistic meta:table-count="0" meta:image-count="0" meta:object-count="0" meta:page-count="3" meta:paragraph-count="29" meta:word-count="871" meta:character-count="5398" meta:non-whitespace-character-count="4565"/>
  </office:meta>
</office:document-meta>
</file>